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Reference" style:display-name="Table_Reference" style:family="table">
      <style:table-properties style:width="17.013cm" fo:margin-left="0cm" fo:margin-right="-0.012cm" table:align="margins"/>
    </style:style>
    <style:style style:name="Table_5f_Reference.A" style:display-name="Table_Reference.A" style:family="table-column">
      <style:table-column-properties style:column-width="1.296cm" style:rel-column-width="4994*"/>
    </style:style>
    <style:style style:name="Table_5f_Reference.B" style:display-name="Table_Reference.B" style:family="table-column">
      <style:table-column-properties style:column-width="15.716cm" style:rel-column-width="60541*"/>
    </style:style>
    <style:style style:name="Table_5f_Reference.1" style:display-name="Table_Reference.1" style:family="table-row">
      <style:table-row-properties style:min-row-height="0.37cm"/>
    </style:style>
    <style:style style:name="Table_5f_Reference.A1" style:display-name="Table_Reference.A1" style:family="table-cell">
      <style:table-cell-properties fo:padding="0.097cm" fo:border="none"/>
    </style:style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1.535cm" style:rel-column-width="5911*"/>
    </style:style>
    <style:style style:name="Tableau1.B" style:family="table-column">
      <style:table-column-properties style:column-width="15.478cm" style:rel-column-width="59624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8.969cm"/>
          <style:tab-stop style:position="16.981cm" style:type="right"/>
        </style:tab-stops>
      </style:paragraph-properties>
      <style:text-properties style:font-name="Helvetica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Helvetica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Helvetica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Helvetica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fo:color="#000000" style:font-name="Helvetica"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8.969cm"/>
          <style:tab-stop style:position="16.981cm" style:type="right"/>
        </style:tab-stops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Standard">
      <style:paragraph-properties fo:margin-left="-0.097cm" fo:margin-right="0.009cm" fo:text-align="justify" style:justify-single-word="false" fo:text-indent="0cm" style:auto-text-indent="false">
        <style:tab-stops>
          <style:tab-stop style:position="16.981cm" style:type="right"/>
        </style:tab-stops>
      </style:paragraph-properties>
      <style:text-properties style:font-name="Helvetica" fo:font-size="8pt" style:font-size-asian="8pt" style:font-size-complex="8pt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style:font-name="Helvetica" fo:font-size="8pt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10pt" style:text-underline-style="solid" style:text-underline-width="auto" style:text-underline-color="font-color" style:font-name-asian="Arial1" style:font-size-asian="10pt" style:font-name-complex="Arial1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10pt" style:font-name-asian="Arial1" style:font-size-asian="10pt" style:font-name-complex="Arial1" style:font-size-complex="10pt"/>
    </style:style>
    <style:style style:name="T1" style:family="text"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enTetePCF#%</text:p>
      <text:p text:style-name="P3"/>
      <text:p text:style-name="P3"/>
      <text:p text:style-name="P5">%=remLineWhenBlank(TITRE_ATTESTATION,2)=%</text:p>
      <text:p text:style-name="P3"/>
      <text:p text:style-name="P3"/>
      <table:table table:name="Table_Reference" table:style-name="Table_5f_Reference">
        <table:table-column table:style-name="Table_5f_Reference.A"/>
        <table:table-column table:style-name="Table_5f_Reference.B"/>
        <table:table-row table:style-name="Table_5f_Reference.1">
          <table:table-cell table:style-name="Table_5f_Reference.A1" office:value-type="string">
            <text:p text:style-name="P10">%=REFERENCE=%</text:p>
          </table:table-cell>
          <table:table-cell table:style-name="Table_5f_Reference.A1" office:value-type="string">
            <text:p text:style-name="P12">%=NSS=% %=NUMERO_NSS=%</text:p>
            <text:p text:style-name="P12">%=NIP=% %=NUMERO_NIP=%</text:p>
          </table:table-cell>
        </table:table-row>
      </table:table>
      <text:p text:style-name="P6"/>
      <text:p text:style-name="P6"/>
      <text:p text:style-name="P8">%=titre_tiers=%</text:p>
      <text:p text:style-name="P7"/>
      <text:p text:style-name="P7">%=PARAGRAPHE=%</text:p>
      <text:p text:style-name="P7"/>
      <text:p text:style-name="P7">%=SALUTATION_ATTESTATION=%</text:p>
      <text:p text:style-name="P7"/>
      <text:p text:style-name="P7"/>
      <text:p text:style-name="P7"/>
      <text:p text:style-name="P4"><text:tab/><text:span text:style-name="T2">%#include signatureStandard#%</text:span></text:p>
      <text:p text:style-name="P9"/>
      <text:p text:style-name="P11">%=pushToEnd()=%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>%=ANNEXE=%<text:span text:style-name="T3"> :</text:span></text:p>
          </table:table-cell>
          <table:table-cell table:style-name="Tableau1.A1" office:value-type="string">
            <text:p text:style-name="P14">%=TEXTE_ANNEX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1-23T11:28:35.65</dc:date>
    <meta:editing-cycles>114</meta:editing-cycles>
    <meta:editing-duration>PT7H30M52S</meta:editing-duration>
    <dc:creator>lga </dc:creator>
    <meta:document-statistic meta:table-count="2" meta:image-count="0" meta:object-count="0" meta:page-count="1" meta:paragraph-count="12" meta:word-count="17" meta:character-count="247"/>
    <meta:user-defined meta:name="Info 1"/>
    <meta:user-defined meta:name="Info 2"/>
    <meta:user-defined meta:name="Info 3"/>
    <meta:user-defined meta:name="Info 4"/>
  </office:meta>
</office:document-meta>
</file>